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7cm"/>
    </style:style>
    <style:style style:name="co3" style:family="table-column">
      <style:table-column-properties fo:break-before="auto" style:column-width="2.843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ownload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Categoria</text:p>
          </table:table-cell>
          <table:table-cell table:style-name="ce1" office:value-type="string" calcext:value-type="string">
            <text:p>Download Chromecast (observado)</text:p>
          </table:table-cell>
          <table:table-cell table:style-name="ce1" office:value-type="string" calcext:value-type="string">
            <text:p>Download SmartTv (esperado)</text:p>
          </table:table-cell>
          <table:table-cell table:style-name="ce1" office:value-type="string" calcext:value-type="string">
            <text:p>Download SmartTv Normalizado (esperado)</text:p>
          </table:table-cell>
          <table:table-cell table:style-name="ce4" office:value-type="string" calcext:value-type="string">
            <text:p>O * ln(O/E)</text:p>
          </table:table-cell>
          <table:table-cell table:number-columns-repeated="7"/>
          <table:table-cell table:style-name="Default"/>
        </table:table-row>
        <table:table-row table:style-name="ro2">
          <table:table-cell office:value-type="string" calcext:value-type="string">
            <text:p>-0.71 a -0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]/[.$C$20])*[.$B$20]" office:value-type="float" office:value="0.337936484045756" calcext:value-type="float">
            <text:p>0,34</text:p>
          </table:table-cell>
          <table:table-cell table:formula="of:=LN([.B2]/[.D2])*[.B2]" office:value-type="float" office:value="1.08489731818213" calcext:value-type="float">
            <text:p>1,0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-0.2 a 0.3</text:p>
          </table:table-cell>
          <table:table-cell office:value-type="float" office:value="443" calcext:value-type="float">
            <text:p>443</text:p>
          </table:table-cell>
          <table:table-cell table:style-name="ce2" office:value-type="float" office:value="44165" calcext:value-type="float">
            <text:p>44165</text:p>
          </table:table-cell>
          <table:table-cell table:formula="of:=([.C3]/[.$C$20])*[.$B$20]" office:value-type="float" office:value="14924.9648178808" calcext:value-type="float">
            <text:p>14924,96</text:p>
          </table:table-cell>
          <table:table-cell table:formula="of:=LN([.B3]/[.D3])*[.B3]" office:value-type="float" office:value="-1558.12881925172" calcext:value-type="float">
            <text:p>-1558,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.3 a 0.8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64" calcext:value-type="float">
            <text:p>764</text:p>
          </table:table-cell>
          <table:table-cell table:formula="of:=([.C4]/[.$C$20])*[.$B$20]" office:value-type="float" office:value="258.183473810957" calcext:value-type="float">
            <text:p>258,18</text:p>
          </table:table-cell>
          <table:table-cell table:formula="of:=LN([.B4]/[.D4])*[.B4]" office:value-type="float" office:value="-19.7211627927515" calcext:value-type="float">
            <text:p>-19,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.81 a 1.3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601" calcext:value-type="float">
            <text:p>2601</text:p>
          </table:table-cell>
          <table:table-cell table:formula="of:=([.C5]/[.$C$20])*[.$B$20]" office:value-type="float" office:value="878.97279500301" calcext:value-type="float">
            <text:p>878,97</text:p>
          </table:table-cell>
          <table:table-cell table:formula="of:=LN([.B5]/[.D5])*[.B5]" office:value-type="float" office:value="-75.6604334742507" calcext:value-type="float">
            <text:p>-75,6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.31 a 1.82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16133" calcext:value-type="float">
            <text:p>16133</text:p>
          </table:table-cell>
          <table:table-cell table:formula="of:=([.C6]/[.$C$20])*[.$B$20]" office:value-type="float" office:value="5451.92929711018" calcext:value-type="float">
            <text:p>5451,93</text:p>
          </table:table-cell>
          <table:table-cell table:formula="of:=LN([.B6]/[.D6])*[.B6]" office:value-type="float" office:value="-567.093593979428" calcext:value-type="float">
            <text:p>-567,0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.82 a 2.32</text:p>
          </table:table-cell>
          <table:table-cell office:value-type="float" office:value="8367" calcext:value-type="float">
            <text:p>8367</text:p>
          </table:table-cell>
          <table:table-cell table:style-name="ce2" office:value-type="float" office:value="14318" calcext:value-type="float">
            <text:p>14318</text:p>
          </table:table-cell>
          <table:table-cell table:formula="of:=([.C7]/[.$C$20])*[.$B$20]" office:value-type="float" office:value="4838.57457856713" calcext:value-type="float">
            <text:p>4838,57</text:p>
          </table:table-cell>
          <table:table-cell table:formula="of:=LN([.B7]/[.D7])*[.B7]" office:value-type="float" office:value="4582.39863704018" calcext:value-type="float">
            <text:p>4582,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32 a 2.82</text:p>
          </table:table-cell>
          <table:table-cell office:value-type="float" office:value="11946" calcext:value-type="float">
            <text:p>11946</text:p>
          </table:table-cell>
          <table:table-cell table:style-name="ce2" office:value-type="float" office:value="25715" calcext:value-type="float">
            <text:p>25715</text:p>
          </table:table-cell>
          <table:table-cell table:formula="of:=([.C8]/[.$C$20])*[.$B$20]" office:value-type="float" office:value="8690.03668723661" calcext:value-type="float">
            <text:p>8690,04</text:p>
          </table:table-cell>
          <table:table-cell table:formula="of:=LN([.B8]/[.D8])*[.B8]" office:value-type="float" office:value="3801.448155188" calcext:value-type="float">
            <text:p>3801,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.82 a 3.33</text:p>
          </table:table-cell>
          <table:table-cell office:value-type="float" office:value="7881" calcext:value-type="float">
            <text:p>7881</text:p>
          </table:table-cell>
          <table:table-cell table:style-name="ce2" office:value-type="float" office:value="20238" calcext:value-type="float">
            <text:p>20238</text:p>
          </table:table-cell>
          <table:table-cell table:formula="of:=([.C9]/[.$C$20])*[.$B$20]" office:value-type="float" office:value="6839.158564118" calcext:value-type="float">
            <text:p>6839,16</text:p>
          </table:table-cell>
          <table:table-cell table:formula="of:=LN([.B9]/[.D9])*[.B9]" office:value-type="float" office:value="1117.44771699128" calcext:value-type="float">
            <text:p>1117,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.33 a 3.83</text:p>
          </table:table-cell>
          <table:table-cell office:value-type="float" office:value="2686" calcext:value-type="float">
            <text:p>2686</text:p>
          </table:table-cell>
          <table:table-cell table:style-name="ce2" office:value-type="float" office:value="6353" calcext:value-type="float">
            <text:p>6353</text:p>
          </table:table-cell>
          <table:table-cell table:formula="of:=([.C10]/[.$C$20])*[.$B$20]" office:value-type="float" office:value="2146.91048314269" calcext:value-type="float">
            <text:p>2146,91</text:p>
          </table:table-cell>
          <table:table-cell table:formula="of:=LN([.B10]/[.D10])*[.B10]" office:value-type="float" office:value="601.726513960712" calcext:value-type="float">
            <text:p>601,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.83 a 4.34</text:p>
          </table:table-cell>
          <table:table-cell office:value-type="float" office:value="5523" calcext:value-type="float">
            <text:p>5523</text:p>
          </table:table-cell>
          <table:table-cell office:value-type="float" office:value="1580" calcext:value-type="float">
            <text:p>1580</text:p>
          </table:table-cell>
          <table:table-cell table:formula="of:=([.C11]/[.$C$20])*[.$B$20]" office:value-type="float" office:value="533.939644792294" calcext:value-type="float">
            <text:p>533,94</text:p>
          </table:table-cell>
          <table:table-cell table:formula="of:=LN([.B11]/[.D11])*[.B11]" office:value-type="float" office:value="12903.9021955701" calcext:value-type="float">
            <text:p>12903,9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.34 a 4.84</text:p>
          </table:table-cell>
          <table:table-cell office:value-type="float" office:value="18747" calcext:value-type="float">
            <text:p>18747</text:p>
          </table:table-cell>
          <table:table-cell office:value-type="float" office:value="1588" calcext:value-type="float">
            <text:p>1588</text:p>
          </table:table-cell>
          <table:table-cell table:formula="of:=([.C12]/[.$C$20])*[.$B$20]" office:value-type="float" office:value="536.64313666466" calcext:value-type="float">
            <text:p>536,64</text:p>
          </table:table-cell>
          <table:table-cell table:formula="of:=LN([.B12]/[.D12])*[.B12]" office:value-type="float" office:value="66616.6339136445" calcext:value-type="float">
            <text:p>66616,6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.84 a 5.35</text:p>
          </table:table-cell>
          <table:table-cell office:value-type="float" office:value="2261" calcext:value-type="float">
            <text:p>2261</text:p>
          </table:table-cell>
          <table:table-cell office:value-type="float" office:value="3602" calcext:value-type="float">
            <text:p>3602</text:p>
          </table:table-cell>
          <table:table-cell table:formula="of:=([.C13]/[.$C$20])*[.$B$20]" office:value-type="float" office:value="1217.24721553281" calcext:value-type="float">
            <text:p>1217,25</text:p>
          </table:table-cell>
          <table:table-cell table:formula="of:=LN([.B13]/[.D13])*[.B13]" office:value-type="float" office:value="1400.0457135414" calcext:value-type="float">
            <text:p>1400,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.35 a 5.85</text:p>
          </table:table-cell>
          <table:table-cell office:value-type="float" office:value="1582" calcext:value-type="float">
            <text:p>1582</text:p>
          </table:table-cell>
          <table:table-cell office:value-type="float" office:value="7987" calcext:value-type="float">
            <text:p>7987</text:p>
          </table:table-cell>
          <table:table-cell table:formula="of:=([.C14]/[.$C$20])*[.$B$20]" office:value-type="float" office:value="2699.09869807345" calcext:value-type="float">
            <text:p>2699,10</text:p>
          </table:table-cell>
          <table:table-cell table:formula="of:=LN([.B14]/[.D14])*[.B14]" office:value-type="float" office:value="-845.148747268923" calcext:value-type="float">
            <text:p>-845,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.85 a 6.36</text:p>
          </table:table-cell>
          <table:table-cell office:value-type="float" office:value="3806" calcext:value-type="float">
            <text:p>3806</text:p>
          </table:table-cell>
          <table:table-cell office:value-type="float" office:value="28036" calcext:value-type="float">
            <text:p>28036</text:p>
          </table:table-cell>
          <table:table-cell table:formula="of:=([.C15]/[.$C$20])*[.$B$20]" office:value-type="float" office:value="9474.3872667068" calcext:value-type="float">
            <text:p>9474,39</text:p>
          </table:table-cell>
          <table:table-cell table:formula="of:=LN([.B15]/[.D15])*[.B15]" office:value-type="float" office:value="-3471.12266388107" calcext:value-type="float">
            <text:p>-3471,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36 a 6.86</text:p>
          </table:table-cell>
          <table:table-cell office:value-type="float" office:value="7901" calcext:value-type="float">
            <text:p>7901</text:p>
          </table:table-cell>
          <table:table-cell office:value-type="float" office:value="32626" calcext:value-type="float">
            <text:p>32626</text:p>
          </table:table-cell>
          <table:table-cell table:formula="of:=([.C16]/[.$C$20])*[.$B$20]" office:value-type="float" office:value="11025.5157284768" calcext:value-type="float">
            <text:p>11025,52</text:p>
          </table:table-cell>
          <table:table-cell table:formula="of:=LN([.B16]/[.D16])*[.B16]" office:value-type="float" office:value="-2632.79385313656" calcext:value-type="float">
            <text:p>-2632,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86 a 7.37</text:p>
          </table:table-cell>
          <table:table-cell office:value-type="float" office:value="518" calcext:value-type="float">
            <text:p>518</text:p>
          </table:table-cell>
          <table:table-cell office:value-type="float" office:value="6785" calcext:value-type="float">
            <text:p>6785</text:p>
          </table:table-cell>
          <table:table-cell table:formula="of:=([.C17]/[.$C$20])*[.$B$20]" office:value-type="float" office:value="2292.89904425045" calcext:value-type="float">
            <text:p>2292,90</text:p>
          </table:table-cell>
          <table:table-cell table:formula="of:=LN([.B17]/[.D17])*[.B17]" office:value-type="float" office:value="-770.575252126573" calcext:value-type="float">
            <text:p>-770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.37 a 7.8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([.C18]/[.$C$20])*[.$B$20]" office:value-type="float" office:value="38.5247591812161" calcext:value-type="float">
            <text:p>38,52</text:p>
          </table:table-cell>
          <table:table-cell table:formula="of:=LN([.B18]/[.D18])*[.B18]" office:value-type="string" office:string-value="" calcext:value-type="error">
            <text:p>Erro:50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.87 a 8.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C19]/[.$C$20])*[.$B$20]" office:value-type="float" office:value="0.675872968091511" calcext:value-type="float">
            <text:p>0,68</text:p>
          </table:table-cell>
          <table:table-cell table:formula="of:=LN([.B19]/[.D19])*[.B19]" office:value-type="string" office:string-value="" calcext:value-type="error">
            <text:p>Erro:502</text:p>
          </table:table-cell>
          <table:table-cell table:number-columns-repeated="8"/>
        </table:table-row>
        <table:table-row table:style-name="ro2">
          <table:table-cell table:style-name="Default"/>
          <table:table-cell table:style-name="ce2" table:formula="of:=SUM([.B2:.B19])" office:value-type="float" office:value="71848" calcext:value-type="float">
            <text:p>71848</text:p>
          </table:table-cell>
          <table:table-cell table:style-name="ce2" table:formula="of:=SUM([.C2:.C19])" office:value-type="float" office:value="212608" calcext:value-type="float">
            <text:p>212608</text:p>
          </table:table-cell>
          <table:table-cell table:style-name="ce2" table:formula="of:=SUM([.D2:.D19])" office:value-type="float" office:value="71848" calcext:value-type="float">
            <text:p>71848</text:p>
          </table:table-cell>
          <table:table-cell table:style-name="ce5" table:formula="of:=SUM([.E2:.E17])*2" office:value-type="float" office:value="162168.886434686" calcext:value-type="float">
            <text:p>162168,89</text:p>
          </table:table-cell>
          <table:table-cell table:style-name="ce6" office:value-type="string" calcext:value-type="string">
            <text:p>:G</text:p>
          </table:table-cell>
          <table:table-cell table:number-columns-repeated="6"/>
          <table:table-cell table:style-name="Default"/>
        </table:table-row>
      </table:table>
      <table:table table:name="Upload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3">
          <table:table-cell office:value-type="string" calcext:value-type="string">
            <text:p>Categoria</text:p>
          </table:table-cell>
          <table:table-cell table:style-name="ce1" office:value-type="string" calcext:value-type="string">
            <text:p>Download Chromecast (observado)</text:p>
          </table:table-cell>
          <table:table-cell table:style-name="ce1" office:value-type="string" calcext:value-type="string">
            <text:p>Download SmartTv (esperado)</text:p>
          </table:table-cell>
          <table:table-cell table:style-name="ce1" office:value-type="string" calcext:value-type="string">
            <text:p>Download SmartTv Normalizado (esperado)</text:p>
          </table:table-cell>
          <table:table-cell table:style-name="ce4" office:value-type="string" calcext:value-type="string">
            <text:p>O * ln(O/E)</text:p>
          </table:table-cell>
          <table:table-cell/>
        </table:table-row>
        <table:table-row table:style-name="ro2">
          <table:table-cell office:value-type="string" calcext:value-type="string">
            <text:p>-0.02 a 0.36</text:p>
          </table:table-cell>
          <table:table-cell office:value-type="float" office:value="709" calcext:value-type="float">
            <text:p>709</text:p>
          </table:table-cell>
          <table:table-cell office:value-type="float" office:value="36965" calcext:value-type="float">
            <text:p>36965</text:p>
          </table:table-cell>
          <table:table-cell table:formula="of:=([.C2]/[.$C$20])*[.$B$20]" office:value-type="float" office:value="12491.8221327514" calcext:value-type="float">
            <text:p>12491,82</text:p>
          </table:table-cell>
          <table:table-cell table:formula="of:=LN([.B2]/[.D2])*[.B2]" office:value-type="float" office:value="-2034.10253287336" calcext:value-type="float">
            <text:p>-2034,10</text:p>
          </table:table-cell>
          <table:table-cell/>
        </table:table-row>
        <table:table-row table:style-name="ro2">
          <table:table-cell office:value-type="string" calcext:value-type="string">
            <text:p>0.36 a 0.7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([.C3]/[.$C$20])*[.$B$20]" office:value-type="float" office:value="8.11047561709813" calcext:value-type="float">
            <text:p>8,11</text:p>
          </table:table-cell>
          <table:table-cell table:formula="of:=LN([.B3]/[.D3])*[.B3]" office:value-type="float" office:value="34.6933439442628" calcext:value-type="float">
            <text:p>34,69</text:p>
          </table:table-cell>
          <table:table-cell/>
        </table:table-row>
        <table:table-row table:style-name="ro2">
          <table:table-cell office:value-type="string" calcext:value-type="string">
            <text:p>0.73 a 1.11</text:p>
          </table:table-cell>
          <table:table-cell office:value-type="float" office:value="87" calcext:value-type="float">
            <text:p>87</text:p>
          </table:table-cell>
          <table:table-cell office:value-type="float" office:value="1882" calcext:value-type="float">
            <text:p>1882</text:p>
          </table:table-cell>
          <table:table-cell table:formula="of:=([.C4]/[.$C$20])*[.$B$20]" office:value-type="float" office:value="635.996462974112" calcext:value-type="float">
            <text:p>636,00</text:p>
          </table:table-cell>
          <table:table-cell table:formula="of:=LN([.B4]/[.D4])*[.B4]" office:value-type="float" office:value="-173.067784847849" calcext:value-type="float">
            <text:p>-173,07</text:p>
          </table:table-cell>
          <table:table-cell/>
        </table:table-row>
        <table:table-row table:style-name="ro2">
          <table:table-cell office:value-type="string" calcext:value-type="string">
            <text:p>1.11 a 1.48</text:p>
          </table:table-cell>
          <table:table-cell office:value-type="float" office:value="169" calcext:value-type="float">
            <text:p>169</text:p>
          </table:table-cell>
          <table:table-cell office:value-type="float" office:value="3115" calcext:value-type="float">
            <text:p>3115</text:p>
          </table:table-cell>
          <table:table-cell table:formula="of:=([.C5]/[.$C$20])*[.$B$20]" office:value-type="float" office:value="1052.67214780253" calcext:value-type="float">
            <text:p>1052,67</text:p>
          </table:table-cell>
          <table:table-cell table:formula="of:=LN([.B5]/[.D5])*[.B5]" office:value-type="float" office:value="-309.132839281664" calcext:value-type="float">
            <text:p>-309,13</text:p>
          </table:table-cell>
          <table:table-cell/>
        </table:table-row>
        <table:table-row table:style-name="ro2">
          <table:table-cell office:value-type="string" calcext:value-type="string">
            <text:p>1.48 a 1.86</text:p>
          </table:table-cell>
          <table:table-cell office:value-type="float" office:value="453" calcext:value-type="float">
            <text:p>453</text:p>
          </table:table-cell>
          <table:table-cell office:value-type="float" office:value="6731" calcext:value-type="float">
            <text:p>6731</text:p>
          </table:table-cell>
          <table:table-cell table:formula="of:=([.C6]/[.$C$20])*[.$B$20]" office:value-type="float" office:value="2274.65047411198" calcext:value-type="float">
            <text:p>2274,65</text:p>
          </table:table-cell>
          <table:table-cell table:formula="of:=LN([.B6]/[.D6])*[.B6]" office:value-type="float" office:value="-731.001369024535" calcext:value-type="float">
            <text:p>-731,00</text:p>
          </table:table-cell>
          <table:table-cell/>
        </table:table-row>
        <table:table-row table:style-name="ro2">
          <table:table-cell office:value-type="string" calcext:value-type="string">
            <text:p>1.86 a 2.24</text:p>
          </table:table-cell>
          <table:table-cell office:value-type="float" office:value="869" calcext:value-type="float">
            <text:p>869</text:p>
          </table:table-cell>
          <table:table-cell office:value-type="float" office:value="11706" calcext:value-type="float">
            <text:p>11706</text:p>
          </table:table-cell>
          <table:table-cell table:formula="of:=([.C7]/[.$C$20])*[.$B$20]" office:value-type="float" office:value="3955.88448223961" calcext:value-type="float">
            <text:p>3955,88</text:p>
          </table:table-cell>
          <table:table-cell table:formula="of:=LN([.B7]/[.D7])*[.B7]" office:value-type="float" office:value="-1317.07062240477" calcext:value-type="float">
            <text:p>-1317,07</text:p>
          </table:table-cell>
          <table:table-cell/>
        </table:table-row>
        <table:table-row table:style-name="ro2">
          <table:table-cell office:value-type="string" calcext:value-type="string">
            <text:p>2.24 a 2.61</text:p>
          </table:table-cell>
          <table:table-cell office:value-type="float" office:value="2958" calcext:value-type="float">
            <text:p>2958</text:p>
          </table:table-cell>
          <table:table-cell office:value-type="float" office:value="8967" calcext:value-type="float">
            <text:p>8967</text:p>
          </table:table-cell>
          <table:table-cell table:formula="of:=([.C8]/[.$C$20])*[.$B$20]" office:value-type="float" office:value="3030.27645243829" calcext:value-type="float">
            <text:p>3030,28</text:p>
          </table:table-cell>
          <table:table-cell table:formula="of:=LN([.B8]/[.D8])*[.B8]" office:value-type="float" office:value="-71.4075679385628" calcext:value-type="float">
            <text:p>-71,41</text:p>
          </table:table-cell>
          <table:table-cell/>
        </table:table-row>
        <table:table-row table:style-name="ro2">
          <table:table-cell office:value-type="string" calcext:value-type="string">
            <text:p>2.61 a 2.99</text:p>
          </table:table-cell>
          <table:table-cell office:value-type="float" office:value="10672" calcext:value-type="float">
            <text:p>10672</text:p>
          </table:table-cell>
          <table:table-cell office:value-type="float" office:value="13329" calcext:value-type="float">
            <text:p>13329</text:p>
          </table:table-cell>
          <table:table-cell table:formula="of:=([.C9]/[.$C$20])*[.$B$20]" office:value-type="float" office:value="4504.35539584588" calcext:value-type="float">
            <text:p>4504,36</text:p>
          </table:table-cell>
          <table:table-cell table:formula="of:=LN([.B9]/[.D9])*[.B9]" office:value-type="float" office:value="9205.43983019605" calcext:value-type="float">
            <text:p>9205,44</text:p>
          </table:table-cell>
          <table:table-cell/>
        </table:table-row>
        <table:table-row table:style-name="ro2">
          <table:table-cell office:value-type="string" calcext:value-type="string">
            <text:p>2.99 a 3.37</text:p>
          </table:table-cell>
          <table:table-cell office:value-type="float" office:value="16129" calcext:value-type="float">
            <text:p>16129</text:p>
          </table:table-cell>
          <table:table-cell office:value-type="float" office:value="16389" calcext:value-type="float">
            <text:p>16389</text:p>
          </table:table-cell>
          <table:table-cell table:formula="of:=([.C10]/[.$C$20])*[.$B$20]" office:value-type="float" office:value="5538.44103702589" calcext:value-type="float">
            <text:p>5538,44</text:p>
          </table:table-cell>
          <table:table-cell table:formula="of:=LN([.B10]/[.D10])*[.B10]" office:value-type="float" office:value="17240.3821971583" calcext:value-type="float">
            <text:p>17240,38</text:p>
          </table:table-cell>
          <table:table-cell/>
        </table:table-row>
        <table:table-row table:style-name="ro2">
          <table:table-cell office:value-type="string" calcext:value-type="string">
            <text:p>3.37 a 3.74</text:p>
          </table:table-cell>
          <table:table-cell office:value-type="float" office:value="21093" calcext:value-type="float">
            <text:p>21093</text:p>
          </table:table-cell>
          <table:table-cell office:value-type="float" office:value="20684" calcext:value-type="float">
            <text:p>20684</text:p>
          </table:table-cell>
          <table:table-cell table:formula="of:=([.C11]/[.$C$20])*[.$B$20]" office:value-type="float" office:value="6989.87823600241" calcext:value-type="float">
            <text:p>6989,88</text:p>
          </table:table-cell>
          <table:table-cell table:formula="of:=LN([.B11]/[.D11])*[.B11]" office:value-type="float" office:value="23296.7564690836" calcext:value-type="float">
            <text:p>23296,76</text:p>
          </table:table-cell>
          <table:table-cell/>
        </table:table-row>
        <table:table-row table:style-name="ro2">
          <table:table-cell office:value-type="string" calcext:value-type="string">
            <text:p>3.74 a 4.12</text:p>
          </table:table-cell>
          <table:table-cell office:value-type="float" office:value="4516" calcext:value-type="float">
            <text:p>4516</text:p>
          </table:table-cell>
          <table:table-cell office:value-type="float" office:value="13501" calcext:value-type="float">
            <text:p>13501</text:p>
          </table:table-cell>
          <table:table-cell table:formula="of:=([.C12]/[.$C$20])*[.$B$20]" office:value-type="float" office:value="4562.48047110175" calcext:value-type="float">
            <text:p>4562,48</text:p>
          </table:table-cell>
          <table:table-cell table:formula="of:=LN([.B12]/[.D12])*[.B12]" office:value-type="float" office:value="-46.2429020519409" calcext:value-type="float">
            <text:p>-46,24</text:p>
          </table:table-cell>
          <table:table-cell/>
        </table:table-row>
        <table:table-row table:style-name="ro2">
          <table:table-cell office:value-type="string" calcext:value-type="string">
            <text:p>4.12 a 4.49</text:p>
          </table:table-cell>
          <table:table-cell office:value-type="float" office:value="2336" calcext:value-type="float">
            <text:p>2336</text:p>
          </table:table-cell>
          <table:table-cell office:value-type="float" office:value="16030" calcext:value-type="float">
            <text:p>16030</text:p>
          </table:table-cell>
          <table:table-cell table:formula="of:=([.C13]/[.$C$20])*[.$B$20]" office:value-type="float" office:value="5417.12183925346" calcext:value-type="float">
            <text:p>5417,12</text:p>
          </table:table-cell>
          <table:table-cell table:formula="of:=LN([.B13]/[.D13])*[.B13]" office:value-type="float" office:value="-1964.86702699376" calcext:value-type="float">
            <text:p>-1964,87</text:p>
          </table:table-cell>
          <table:table-cell/>
        </table:table-row>
        <table:table-row table:style-name="ro2">
          <table:table-cell office:value-type="string" calcext:value-type="string">
            <text:p>4.49 a 4.87</text:p>
          </table:table-cell>
          <table:table-cell office:value-type="float" office:value="5399" calcext:value-type="float">
            <text:p>5399</text:p>
          </table:table-cell>
          <table:table-cell office:value-type="float" office:value="26508" calcext:value-type="float">
            <text:p>26508</text:p>
          </table:table-cell>
          <table:table-cell table:formula="of:=([.C14]/[.$C$20])*[.$B$20]" office:value-type="float" office:value="8958.02031908489" calcext:value-type="float">
            <text:p>8958,02</text:p>
          </table:table-cell>
          <table:table-cell table:formula="of:=LN([.B14]/[.D14])*[.B14]" office:value-type="float" office:value="-2733.70539045679" calcext:value-type="float">
            <text:p>-2733,71</text:p>
          </table:table-cell>
          <table:table-cell/>
        </table:table-row>
        <table:table-row table:style-name="ro2">
          <table:table-cell office:value-type="string" calcext:value-type="string">
            <text:p>4.87 a 5.25</text:p>
          </table:table-cell>
          <table:table-cell office:value-type="float" office:value="5441" calcext:value-type="float">
            <text:p>5441</text:p>
          </table:table-cell>
          <table:table-cell office:value-type="float" office:value="24430" calcext:value-type="float">
            <text:p>24430</text:p>
          </table:table-cell>
          <table:table-cell table:formula="of:=([.C15]/[.$C$20])*[.$B$20]" office:value-type="float" office:value="8255.78830523781" calcext:value-type="float">
            <text:p>8255,79</text:p>
          </table:table-cell>
          <table:table-cell table:formula="of:=LN([.B15]/[.D15])*[.B15]" office:value-type="float" office:value="-2268.6341974351" calcext:value-type="float">
            <text:p>-2268,63</text:p>
          </table:table-cell>
          <table:table-cell/>
        </table:table-row>
        <table:table-row table:style-name="ro2">
          <table:table-cell office:value-type="string" calcext:value-type="string">
            <text:p>5.25 a 5.62</text:p>
          </table:table-cell>
          <table:table-cell office:value-type="float" office:value="984" calcext:value-type="float">
            <text:p>984</text:p>
          </table:table-cell>
          <table:table-cell office:value-type="float" office:value="10084" calcext:value-type="float">
            <text:p>10084</text:p>
          </table:table-cell>
          <table:table-cell table:formula="of:=([.C16]/[.$C$20])*[.$B$20]" office:value-type="float" office:value="3407.7515051174" calcext:value-type="float">
            <text:p>3407,75</text:p>
          </table:table-cell>
          <table:table-cell table:formula="of:=LN([.B16]/[.D16])*[.B16]" office:value-type="float" office:value="-1222.30715990426" calcext:value-type="float">
            <text:p>-1222,31</text:p>
          </table:table-cell>
          <table:table-cell/>
        </table:table-row>
        <table:table-row table:style-name="ro2">
          <table:table-cell office:value-type="string" calcext:value-type="string">
            <text:p>5.62 a 6.0</text:p>
          </table:table-cell>
          <table:table-cell office:value-type="float" office:value="5" calcext:value-type="float">
            <text:p>5</text:p>
          </table:table-cell>
          <table:table-cell office:value-type="float" office:value="2059" calcext:value-type="float">
            <text:p>2059</text:p>
          </table:table-cell>
          <table:table-cell table:formula="of:=([.C17]/[.$C$20])*[.$B$20]" office:value-type="float" office:value="695.811220650211" calcext:value-type="float">
            <text:p>695,81</text:p>
          </table:table-cell>
          <table:table-cell table:formula="of:=LN([.B17]/[.D17])*[.B17]" office:value-type="float" office:value="-24.6782023820578" calcext:value-type="float">
            <text:p>-24,68</text:p>
          </table:table-cell>
          <table:table-cell/>
        </table:table-row>
        <table:table-row table:style-name="ro2">
          <table:table-cell office:value-type="string" calcext:value-type="string">
            <text:p>6.0 a 6.38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([.C18]/[.$C$20])*[.$B$20]" office:value-type="float" office:value="64.8838049367851" calcext:value-type="float">
            <text:p>64,88</text:p>
          </table:table-cell>
          <table:table-cell table:formula="of:=LN([.B18]/[.D18])*[.B18]" office:value-type="string" office:string-value="" calcext:value-type="error">
            <text:p>Erro:502</text:p>
          </table:table-cell>
          <table:table-cell/>
        </table:table-row>
        <table:table-row table:style-name="ro2">
          <table:table-cell office:value-type="string" calcext:value-type="string">
            <text:p>6.38 a 6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C19]/[.$C$20])*[.$B$20]" office:value-type="float" office:value="4.05523780854907" calcext:value-type="float">
            <text:p>4,06</text:p>
          </table:table-cell>
          <table:table-cell table:formula="of:=LN([.B19]/[.D19])*[.B19]" office:value-type="string" office:string-value="" calcext:value-type="error">
            <text:p>Erro:502</text:p>
          </table:table-cell>
          <table:table-cell/>
        </table:table-row>
        <table:table-row table:style-name="ro2">
          <table:table-cell table:style-name="Default"/>
          <table:table-cell table:style-name="ce2" table:formula="of:=SUM([.B2:.B19])" office:value-type="float" office:value="71848" calcext:value-type="float">
            <text:p>71848</text:p>
          </table:table-cell>
          <table:table-cell table:style-name="ce2" table:formula="of:=SUM([.C2:.C19])" office:value-type="float" office:value="212608" calcext:value-type="float">
            <text:p>212608</text:p>
          </table:table-cell>
          <table:table-cell table:style-name="ce2" table:formula="of:=SUM([.D2:.D19])" office:value-type="float" office:value="71848" calcext:value-type="float">
            <text:p>71848</text:p>
          </table:table-cell>
          <table:table-cell table:style-name="ce5" table:formula="of:=SUM([.E2:.E17])*2" office:value-type="float" office:value="73762.1084895751" calcext:value-type="float">
            <text:p>73762,11</text:p>
          </table:table-cell>
          <table:table-cell table:style-name="ce6" office:value-type="string" calcext:value-type="string">
            <text:p>: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17:11:27.559000000</meta:creation-date>
    <dc:date>2024-01-05T18:38:12.468000000</dc:date>
    <meta:editing-duration>PT1H26M44S</meta:editing-duration>
    <meta:editing-cycles>2</meta:editing-cycles>
    <meta:generator>LibreOffice/7.6.3.2$Windows_X86_64 LibreOffice_project/29d686fea9f6705b262d369fede658f824154cc0</meta:generator>
    <meta:document-statistic meta:table-count="2" meta:cell-count="200" meta:object-count="0"/>
  </office:meta>
</office:document-meta>
</file>